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6D670FDA97D357A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140d20"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140d20" officeooo:paragraph-rsid="00140d20"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Gabriola" fo:font-size="16pt" fo:font-weight="bold" officeooo:rsid="001bf409" officeooo:paragraph-rsid="001bf409" style:font-size-asian="16pt" style:font-weight-asian="bold" style:font-size-complex="16pt" style:font-weight-complex="bold"/>
    </style:style>
    <style:style style:name="P4" style:family="paragraph" style:parent-style-name="Standard">
      <style:text-properties style:font-name="Gabriola" officeooo:rsid="00158a4e" officeooo:paragraph-rsid="00158a4e"/>
    </style:style>
    <style:style style:name="P5" style:family="paragraph" style:parent-style-name="Standard">
      <style:text-properties style:font-name="Gabriola" fo:font-size="15pt" fo:font-weight="bold" officeooo:rsid="00158a4e" officeooo:paragraph-rsid="00158a4e" style:font-size-asian="15pt" style:font-weight-asian="bold" style:font-size-complex="15pt" style:font-weight-complex="bold"/>
    </style:style>
    <style:style style:name="P6" style:family="paragraph" style:parent-style-name="Standard">
      <style:text-properties style:font-name="Gabriola" fo:font-size="15pt" style:text-underline-style="none" officeooo:rsid="00158a4e" officeooo:paragraph-rsid="0016a435" style:font-size-asian="15pt" style:font-size-complex="15pt"/>
    </style:style>
    <style:style style:name="P7" style:family="paragraph" style:parent-style-name="Standard">
      <style:text-properties style:font-name="Gabriola" fo:font-size="12pt" fo:font-style="italic" style:text-underline-style="none" officeooo:rsid="00158a4e" officeooo:paragraph-rsid="0016a435" style:font-size-asian="12pt" style:font-style-asian="italic" style:font-size-complex="12pt" style:font-style-complex="italic"/>
    </style:style>
    <style:style style:name="P8" style:family="paragraph" style:parent-style-name="Standard">
      <style:text-properties style:font-name="Gabriola" fo:font-size="13pt" officeooo:rsid="001cf5d8" officeooo:paragraph-rsid="00158a4e" style:font-size-asian="13pt" style:font-size-complex="13pt"/>
    </style:style>
    <style:style style:name="P9" style:family="paragraph" style:parent-style-name="Standard">
      <style:text-properties style:font-name="Gabriola" fo:font-size="13pt" officeooo:rsid="00158a4e" officeooo:paragraph-rsid="00158a4e" style:font-size-asian="13pt" style:font-size-complex="13pt"/>
    </style:style>
    <style:style style:name="P10" style:family="paragraph" style:parent-style-name="Standard">
      <style:paragraph-properties fo:text-align="start" style:justify-single-word="false"/>
      <style:text-properties style:font-name="Gabriola" fo:font-size="13pt" fo:font-weight="normal" officeooo:rsid="00180cf5" officeooo:paragraph-rsid="00180cf5" style:font-size-asian="13pt" style:font-weight-asian="normal" style:font-size-complex="13pt" style:font-weight-complex="normal"/>
    </style:style>
    <style:style style:name="P11" style:family="paragraph" style:parent-style-name="Standard">
      <style:text-properties style:font-name="Gabriola" fo:font-size="13pt" fo:font-weight="normal" officeooo:rsid="0016a435" officeooo:paragraph-rsid="001ea7b5"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Gabriola" fo:font-size="13pt" style:text-underline-style="solid" style:text-underline-width="auto" style:text-underline-color="font-color" fo:font-weight="normal" officeooo:rsid="00180cf5" officeooo:paragraph-rsid="00180cf5" style:font-size-asian="13pt" style:font-weight-asian="normal" style:font-size-complex="13pt" style:font-weight-complex="normal"/>
    </style:style>
    <style:style style:name="P13" style:family="paragraph" style:parent-style-name="Standard">
      <style:text-properties style:font-name="Gabriola" fo:font-size="13pt" officeooo:rsid="001d2ecb" officeooo:paragraph-rsid="001d324a" style:font-size-asian="13pt" style:font-size-complex="13pt"/>
    </style:style>
    <style:style style:name="P14" style:family="paragraph" style:parent-style-name="Standard">
      <style:text-properties style:font-name="Gabriola" fo:font-size="15pt" fo:font-weight="bold" officeooo:rsid="00158a4e" officeooo:paragraph-rsid="00158a4e" style:font-size-asian="15pt" style:font-weight-asian="bold" style:font-size-complex="15pt" style:font-weight-complex="bold"/>
    </style:style>
    <style:style style:name="T1" style:family="text">
      <style:text-properties officeooo:rsid="001d2ecb"/>
    </style:style>
    <style:style style:name="T2" style:family="text">
      <style:text-properties style:text-underline-style="solid" style:text-underline-width="auto" style:text-underline-color="font-color"/>
    </style:style>
    <style:style style:name="T3" style:family="text">
      <style:text-properties officeooo:rsid="0016a435"/>
    </style:style>
    <style:style style:name="T4" style:family="text">
      <style:text-properties officeooo:rsid="00180cf5"/>
    </style:style>
    <style:style style:name="T5" style:family="text">
      <style:text-properties style:text-underline-style="none"/>
    </style:style>
    <style:style style:name="T6" style:family="text">
      <style:text-properties officeooo:rsid="001a05f1"/>
    </style:style>
    <style:style style:name="T7" style:family="text">
      <style:text-properties officeooo:rsid="001bf409"/>
    </style:style>
    <style:style style:name="T8" style:family="text">
      <style:text-properties officeooo:rsid="001c4157"/>
    </style:style>
    <style:style style:name="T9" style:family="text">
      <style:text-properties officeooo:rsid="001d32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ès ta naissance, tu as reçu <text:span text:style-name="T1">une bénédiction de la Nature, le don d'accéder à un des plans subnaturels et d'y dessiner pour altérer brièvement la réalité de ton monde. Ton don, c'est celui du plan de la Terre, faisant de toi un Elementaliste de la Terre. </text:span></text:p>
      <text:p text:style-name="P13">Les dessinateurs de ton don sont très appreciés pour leur utilité au quotidien : aplatir un parchemin, permettre d'atteindre le haut de l'étagère sans aller chercher l'éhelle; et tout cela, sans rien salir !</text:p>
      <text:p text:style-name="P9">Sur le champ de bataille, les plus doués d'entre vous ont plusieurs utilités pour leurs dessins : se déplacer, <text:span text:style-name="T9">gêner les ennemis</text:span>, protéger, attaquer; les possibilités sont nombreuses.</text:p>
      <text:p text:style-name="P5"/>
      <text:p text:style-name="P5">Complexité</text:p>
      <text:p text:style-name="P11">La complexité détermine à quel point ton dessin peut s'éloigner de la forme cubique ou se diviser en plusieurs éléments. Par exemple, faire <text:span text:style-name="T6">1</text:span> pointe de <text:span text:style-name="T7">terre</text:span> ou faire une chaise (pourquoi?) demande <text:span text:style-name="T2">1 de complexité</text:span>. <text:s/>A <text:span text:style-name="T2">3 de complexité</text:span> il est par exemple possible <text:span text:style-name="T4">de faire un casque parfaitement adapté, un bouclier avec des pointes ou 4 rochers (pour le même volume total) . </text:span></text:p>
      <text:p text:style-name="P5">Intensité</text:p>
      <text:p text:style-name="P10">L'intensité détermine la nature, la densité et la solidité de la terre que tu crées. </text:p>
      <text:p text:style-name="P10">Pour<text:span text:style-name="T2"> 0 d'intensité</text:span>, il s'agit de terre friable.</text:p>
      <text:p text:style-name="P12">Intensité 1 :<text:span text:style-name="T5"> rocher peu solide (du genre que tu peux casser au pied)</text:span></text:p>
      <text:p text:style-name="P12">Intensité 2 :<text:span text:style-name="T5"> rocher solide (du genre que tu peux pas casser au pied)</text:span></text:p>
      <text:p text:style-name="P12">Intensité 3 :<text:span text:style-name="T5"> titane (très résistant)</text:span></text:p>
      <text:p text:style-name="P12">Intensité 4 :<text:span text:style-name="T5"> fer (plus dense que le titane)</text:span></text:p>
      <text:p text:style-name="P10"><text:span text:style-name="T2">Intensité 5 :</text:span><text:span text:style-name="T5"> plomb</text:span></text:p>
      <text:p text:style-name="P5">Dégâts</text:p>
      <text:p text:style-name="P4">Un de tes dessins, s'il doit infliger des<text:span text:style-name="T2"> dégâts</text:span>, fera :</text:p>
      <text:p text:style-name="P6">1d6 par <text:span text:style-name="T8">Mouvement +</text:span> 1d6/2 par <text:span text:style-name="T8">Intensité + 1d6/2 par Amplitude</text:span></text:p>
      <text:p text:style-name="P7"><text:span text:style-name="T3">Exemple : </text:span>pour 2 de mouvement, 1 d'<text:span text:style-name="T9">intensité </text:span>et 1 d'amplitude tu jettes donc 2d6 <text:span text:style-name="T4">pour faire tes dégâ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140d20"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140d20" officeooo:paragraph-rsid="00140d20" style:font-size-asian="16pt" style:font-weight-asian="bold" style:font-size-complex="16pt" style:font-weight-complex="bold"/>
    </style:style>
    <style:style style:name="MP3" style:family="paragraph" style:parent-style-name="Standard">
      <style:paragraph-properties fo:text-align="center" style:justify-single-word="false"/>
      <style:text-properties style:font-name="Gabriola" fo:font-size="16pt" fo:font-weight="bold" officeooo:rsid="001bf409" officeooo:paragraph-rsid="001bf409"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275cm" svg:y="-0.935cm" svg:width="4.001cm" svg:height="4.001cm" draw:z-index="0"><draw:image xlink:href="Pictures/10000201000000FA000000FA6D670FDA97D357A2.png" xlink:type="simple" xlink:show="embed" xlink:actuate="onLoad"/></draw:frame>JDR La vallée de Hauteplume</text:p>
        <text:p text:style-name="MP2">Fiche de don</text:p>
        <text:p text:style-name="MP3">Ter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2M50S</meta:editing-duration>
    <meta:editing-cycles>14</meta:editing-cycles>
    <meta:generator>LibreOffice/5.2.7.2$Windows_x86 LibreOffice_project/2b7f1e640c46ceb28adf43ee075a6e8b8439ed10</meta:generator>
    <dc:date>2018-12-30T23:44:37.029000000</dc:date>
    <meta:document-statistic meta:table-count="0" meta:image-count="1" meta:object-count="0" meta:page-count="1" meta:paragraph-count="20" meta:word-count="297" meta:character-count="1677" meta:non-whitespace-character-count="1396"/>
    <meta:user-defined meta:name="Info 1"/>
    <meta:user-defined meta:name="Info 2"/>
    <meta:user-defined meta:name="Info 3"/>
    <meta:user-defined meta:name="Info 4"/>
  </office:meta>
</office:document-meta>
</file>